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GoBack"/>Kommuneplanens samfunnsdel</text:p>
      <text:p text:style-name="Standard"/>
      <text:p text:style-name="Standard">Røyrvik kommunestyre vedtok 19.06.2014 følgende, som skal gjelde for kommuneplanen samfunnsdel 2014-2026</text:p>
      <text:p text:style-name="Standard"/>
      <text:p text:style-name="Standard">Visjon «Ei levende fjellbygd»</text:p>
      <text:p text:style-name="Standard"/>
      <text:p text:style-name="Standard">Fokusområder:</text:p>
      <text:p text:style-name="Standard">1.<text:tab/>Kultur, livskvalitet og trivsel</text:p>
      <text:p text:style-name="Standard">2.<text:tab/>Næring og arbeidsplasser</text:p>
      <text:p text:style-name="Standard">3.<text:tab/>Oppvekst</text:p>
      <text:p text:style-name="Standard">4.<text:tab/>Infrastruktur</text:p>
      <text:p text:style-name="Standard">5.<text:tab/>Helse og sikkerhet</text:p>
      <text:p text:style-name="Standard"/>
      <text:p text:style-name="Standard">I løpet av november/desember vil det bli invitert til folkemøte hvor alle kan være med på prosessen. </text:p>
      <text:p text:style-name="Standard">Tjïeltesoejkesjen sïebriedahkedajve</text:p>
      <text:p text:style-name="Standard">Raarvihken tjielteståvroe 19.06.2014 nænnosti mij edtja tjïeltesoejkesjen sïebriedahkedajvesne 2014 raejeste 2026 raajan årrodh.</text:p>
      <text:p text:style-name="Standard"/>
      <text:p text:style-name="Standard">Åssjaldahke « Akte jielijes voene vaeresne»</text:p>
      <text:p text:style-name="Standard"/>
      <text:p text:style-name="Standard">Aamhtesh mah sïjhtebe jarngese utnedh:</text:p>
      <text:p text:style-name="Standard">1.<text:tab/>Kultuvre, jielemedaltese jih tryjje</text:p>
      <text:p text:style-name="Standard">2.<text:tab/>Jielemh jih barkoesijjieh</text:p>
      <text:p text:style-name="Standard">3.<text:tab/>Byjjene</text:p>
      <text:p text:style-name="Standard">4.<text:tab/>infrastruktuvre</text:p>
      <text:p text:style-name="Standard">5.<text:tab/>Healsoe jïh dïedte</text:p>
      <text:p text:style-name="Standard"><text:soft-page-break/>Rahken/ jåvle-asken sïjhtebe åålmehtjåanghkose bøøredh, guktie gaajhkesh dovnesh nuepiem utnieh meatan barkosne årrodh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idi.steinfjell</meta:initial-creator>
    <dc:creator>anne.gunn.mikkelsen</dc:creator>
    <meta:editing-cycles>2</meta:editing-cycles>
    <meta:creation-date>2014-10-02T09:33:00</meta:creation-date>
    <dc:date>2014-10-02T09:33:00</dc:date>
    <meta:editing-duration>P0D</meta:editing-duration>
    <meta:generator>LibreOffice/6.4.6.2$Linux_X86_64 LibreOffice_project/40$Build-2</meta:generator>
    <meta:document-statistic meta:table-count="0" meta:image-count="0" meta:object-count="0" meta:page-count="2" meta:paragraph-count="20" meta:word-count="109" meta:character-count="860" meta:non-whitespace-character-count="770"/>
    <meta:user-defined meta:name="AppVersion">14.0000</meta:user-defined>
    <meta:user-defined meta:name="Company">IKT Indre Namdal IKS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F5612F86" xlink:href=""/>
  </office:meta>
</office:document-meta>
</file>